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143d5" officeooo:paragraph-rsid="000143d5"/>
    </style:style>
    <style:style style:name="P2" style:family="paragraph" style:parent-style-name="Text_20_body">
      <style:text-properties officeooo:rsid="00037555" officeooo:paragraph-rsid="00037555"/>
    </style:style>
    <style:style style:name="P3" style:family="paragraph" style:parent-style-name="Text_20_body">
      <style:text-properties officeooo:rsid="00049ec0" officeooo:paragraph-rsid="00037555"/>
    </style:style>
    <style:style style:name="P4" style:family="paragraph" style:parent-style-name="Text_20_body">
      <style:text-properties officeooo:rsid="00049ec0" officeooo:paragraph-rsid="00049ec0"/>
    </style:style>
    <style:style style:name="P5" style:family="paragraph" style:parent-style-name="Text_20_body">
      <style:text-properties officeooo:rsid="0008126f" officeooo:paragraph-rsid="0008126f"/>
    </style:style>
    <style:style style:name="P6" style:family="paragraph" style:parent-style-name="Text_20_body">
      <style:text-properties officeooo:rsid="000ab82d" officeooo:paragraph-rsid="000ab82d"/>
    </style:style>
    <style:style style:name="P7" style:family="paragraph" style:parent-style-name="Text_20_body">
      <style:text-properties officeooo:rsid="000d8bd6" officeooo:paragraph-rsid="000d8bd6"/>
    </style:style>
    <style:style style:name="P8" style:family="paragraph" style:parent-style-name="Text_20_body">
      <style:text-properties officeooo:rsid="000f761b" officeooo:paragraph-rsid="000f761b"/>
    </style:style>
    <style:style style:name="P9" style:family="paragraph" style:parent-style-name="Text_20_body">
      <style:text-properties fo:font-style="italic" officeooo:rsid="0010e806" officeooo:paragraph-rsid="0010e806" style:font-style-asian="italic" style:font-style-complex="italic"/>
    </style:style>
    <style:style style:name="P10" style:family="paragraph" style:parent-style-name="Text_20_body">
      <style:text-properties fo:font-style="italic" officeooo:rsid="00120f6c" officeooo:paragraph-rsid="00120f6c" style:font-style-asian="italic" style:font-style-complex="italic"/>
    </style:style>
    <style:style style:name="P11" style:family="paragraph" style:parent-style-name="Text_20_body">
      <style:text-properties officeooo:rsid="0014cf19" officeooo:paragraph-rsid="0014cf19"/>
    </style:style>
    <style:style style:name="P12" style:family="paragraph" style:parent-style-name="Text_20_body">
      <style:text-properties officeooo:rsid="0016af28" officeooo:paragraph-rsid="0016af28"/>
    </style:style>
    <style:style style:name="P13" style:family="paragraph" style:parent-style-name="Text_20_body">
      <style:text-properties officeooo:rsid="001791a5" officeooo:paragraph-rsid="001791a5"/>
    </style:style>
    <style:style style:name="P14" style:family="paragraph" style:parent-style-name="Text_20_body">
      <style:text-properties officeooo:rsid="0018d31d" officeooo:paragraph-rsid="0018d31d"/>
    </style:style>
    <style:style style:name="P15" style:family="paragraph" style:parent-style-name="Heading_20_5">
      <style:text-properties officeooo:rsid="000d68a1" officeooo:paragraph-rsid="000d8bd6"/>
    </style:style>
    <style:style style:name="P16" style:family="paragraph" style:parent-style-name="Heading_20_5">
      <style:text-properties officeooo:rsid="000d8bd6" officeooo:paragraph-rsid="000f761b"/>
    </style:style>
    <style:style style:name="P17" style:family="paragraph" style:parent-style-name="Heading_20_5">
      <style:text-properties fo:font-style="normal" officeooo:rsid="000f761b" officeooo:paragraph-rsid="000f761b" style:font-style-asian="normal" style:font-style-complex="normal"/>
    </style:style>
    <style:style style:name="P18" style:family="paragraph" style:parent-style-name="Heading_20_5">
      <style:text-properties fo:font-style="normal" officeooo:rsid="0016af28" officeooo:paragraph-rsid="0016af28" style:font-style-asian="normal" style:font-style-complex="normal"/>
    </style:style>
    <style:style style:name="P19" style:family="paragraph" style:parent-style-name="Heading_20_5">
      <style:text-properties fo:font-style="italic" officeooo:rsid="00120f6c" officeooo:paragraph-rsid="0014cf19" style:font-style-asian="italic" style:font-style-complex="italic"/>
    </style:style>
    <style:style style:name="P20" style:family="paragraph" style:parent-style-name="Heading_20_5">
      <style:text-properties officeooo:paragraph-rsid="001e9216"/>
    </style:style>
    <style:style style:name="P21" style:family="paragraph" style:parent-style-name="Heading_20_4">
      <style:text-properties officeooo:paragraph-rsid="000d8bd6"/>
    </style:style>
    <style:style style:name="P22" style:family="paragraph" style:parent-style-name="Heading_20_4">
      <style:text-properties officeooo:paragraph-rsid="000f761b"/>
    </style:style>
    <style:style style:name="P23" style:family="paragraph" style:parent-style-name="Heading_20_4">
      <style:text-properties officeooo:paragraph-rsid="0014cf19"/>
    </style:style>
    <style:style style:name="P24" style:family="paragraph" style:parent-style-name="Heading_20_4">
      <style:text-properties officeooo:paragraph-rsid="0016af28"/>
    </style:style>
    <style:style style:name="P25" style:family="paragraph" style:parent-style-name="Heading_20_4">
      <style:text-properties officeooo:paragraph-rsid="001e9216"/>
    </style:style>
    <style:style style:name="P26" style:family="paragraph" style:parent-style-name="Text_20_body">
      <style:text-properties fo:font-style="italic" officeooo:rsid="000ab82d" officeooo:paragraph-rsid="000ab82d" style:font-style-asian="italic" style:font-style-complex="italic"/>
    </style:style>
    <style:style style:name="P27" style:family="paragraph" style:parent-style-name="Text_20_body">
      <style:text-properties fo:font-style="normal" officeooo:rsid="000ab82d" officeooo:paragraph-rsid="000ab82d" style:font-style-asian="normal" style:font-style-complex="normal"/>
    </style:style>
    <style:style style:name="P28" style:family="paragraph" style:parent-style-name="Text_20_body">
      <style:text-properties fo:font-style="normal" officeooo:rsid="000d68a1" officeooo:paragraph-rsid="000d68a1" style:font-style-asian="normal" style:font-style-complex="normal"/>
    </style:style>
    <style:style style:name="P29" style:family="paragraph" style:parent-style-name="Text_20_body">
      <style:text-properties fo:font-style="normal" officeooo:rsid="000d8bd6" officeooo:paragraph-rsid="000d8bd6" style:font-style-asian="normal" style:font-style-complex="normal"/>
    </style:style>
    <style:style style:name="P30" style:family="paragraph" style:parent-style-name="Text_20_body">
      <style:text-properties fo:font-style="normal" officeooo:rsid="000f761b" officeooo:paragraph-rsid="000f761b" style:font-style-asian="normal" style:font-style-complex="normal"/>
    </style:style>
    <style:style style:name="P31" style:family="paragraph" style:parent-style-name="Text_20_body">
      <style:text-properties fo:font-style="normal" officeooo:rsid="0010e806" officeooo:paragraph-rsid="0010e806" style:font-style-asian="normal" style:font-style-complex="normal"/>
    </style:style>
    <style:style style:name="P32" style:family="paragraph" style:parent-style-name="Text_20_body">
      <style:text-properties fo:font-style="normal" officeooo:rsid="00120f6c" officeooo:paragraph-rsid="00120f6c" style:font-style-asian="normal" style:font-style-complex="normal"/>
    </style:style>
    <style:style style:name="P33" style:family="paragraph" style:parent-style-name="Text_20_body">
      <style:text-properties fo:font-style="normal" officeooo:rsid="0014cf19" officeooo:paragraph-rsid="0014cf19" style:font-style-asian="normal" style:font-style-complex="normal"/>
    </style:style>
    <style:style style:name="P34" style:family="paragraph" style:parent-style-name="Text_20_body">
      <style:text-properties fo:font-style="normal" officeooo:rsid="0016af28" officeooo:paragraph-rsid="0016af28" style:font-style-asian="normal" style:font-style-complex="normal"/>
    </style:style>
    <style:style style:name="P35" style:family="paragraph" style:parent-style-name="Text_20_body">
      <style:text-properties fo:font-style="normal" officeooo:rsid="001791a5" officeooo:paragraph-rsid="001791a5" style:font-style-asian="normal" style:font-style-complex="normal"/>
    </style:style>
    <style:style style:name="P36" style:family="paragraph" style:parent-style-name="Text_20_body">
      <style:text-properties fo:font-style="normal" officeooo:rsid="0018d31d" officeooo:paragraph-rsid="001791a5" style:font-style-asian="normal" style:font-style-complex="normal"/>
    </style:style>
    <style:style style:name="P37" style:family="paragraph" style:parent-style-name="Text_20_body">
      <style:text-properties fo:font-style="normal" officeooo:rsid="0018d31d" officeooo:paragraph-rsid="0018d31d" style:font-style-asian="normal" style:font-style-complex="normal"/>
    </style:style>
    <style:style style:name="P38" style:family="paragraph" style:parent-style-name="Text_20_body">
      <style:text-properties fo:font-style="normal" officeooo:rsid="001983fe" officeooo:paragraph-rsid="001983fe" style:font-style-asian="normal" style:font-style-complex="normal"/>
    </style:style>
    <style:style style:name="P39" style:family="paragraph" style:parent-style-name="Text_20_body">
      <style:text-properties fo:font-style="normal" officeooo:rsid="001b82b4" officeooo:paragraph-rsid="001b82b4" style:font-style-asian="normal" style:font-style-complex="normal"/>
    </style:style>
    <style:style style:name="P40" style:family="paragraph" style:parent-style-name="Text_20_body">
      <style:text-properties fo:font-style="normal" officeooo:rsid="001cfaba" officeooo:paragraph-rsid="001cfaba" style:font-style-asian="normal" style:font-style-complex="normal"/>
    </style:style>
    <style:style style:name="P41" style:family="paragraph" style:parent-style-name="Text_20_body">
      <style:text-properties fo:font-style="normal" officeooo:rsid="001e9216" officeooo:paragraph-rsid="001e9216" style:font-style-asian="normal" style:font-style-complex="normal"/>
    </style:style>
    <style:style style:name="T1" style:family="text">
      <style:text-properties officeooo:rsid="0002958f"/>
    </style:style>
    <style:style style:name="T2" style:family="text">
      <style:text-properties officeooo:rsid="0003dbd5"/>
    </style:style>
    <style:style style:name="T3" style:family="text">
      <style:text-properties officeooo:rsid="000599eb"/>
    </style:style>
    <style:style style:name="T4" style:family="text">
      <style:text-properties officeooo:rsid="000743c0"/>
    </style:style>
    <style:style style:name="T5" style:family="text">
      <style:text-properties officeooo:rsid="00084f1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8bd6" style:font-style-asian="normal" style:font-style-complex="normal"/>
    </style:style>
    <style:style style:name="T9" style:family="text">
      <style:text-properties fo:font-style="normal" officeooo:rsid="000f761b" style:font-style-asian="normal" style:font-style-complex="normal"/>
    </style:style>
    <style:style style:name="T10" style:family="text">
      <style:text-properties fo:font-style="normal" officeooo:rsid="0013d10b" style:font-style-asian="normal" style:font-style-complex="normal"/>
    </style:style>
    <style:style style:name="T11" style:family="text">
      <style:text-properties fo:font-style="normal" officeooo:rsid="0014cf19" style:font-style-asian="normal" style:font-style-complex="normal"/>
    </style:style>
    <style:style style:name="T12" style:family="text">
      <style:text-properties fo:font-style="normal" officeooo:rsid="00155c86" style:font-style-asian="normal" style:font-style-complex="normal"/>
    </style:style>
    <style:style style:name="T13" style:family="text">
      <style:text-properties fo:font-style="normal" officeooo:rsid="001791a5" style:font-style-asian="normal" style:font-style-complex="normal"/>
    </style:style>
    <style:style style:name="T14" style:family="text">
      <style:text-properties fo:font-style="normal" officeooo:rsid="0018d31d" style:font-style-asian="normal" style:font-style-complex="normal"/>
    </style:style>
    <style:style style:name="T15" style:family="text">
      <style:text-properties fo:font-style="normal" officeooo:rsid="001e9216" style:font-style-asian="normal" style:font-style-complex="normal"/>
    </style:style>
    <style:style style:name="T16" style:family="text">
      <style:text-properties fo:font-style="normal" officeooo:rsid="001cfaba" style:font-style-asian="normal" style:font-style-complex="normal"/>
    </style:style>
    <style:style style:name="T17" style:family="text">
      <style:text-properties officeooo:rsid="000f761b"/>
    </style:style>
    <style:style style:name="T18" style:family="text">
      <style:text-properties officeooo:rsid="0014cf19"/>
    </style:style>
    <style:style style:name="T19" style:family="text">
      <style:text-properties officeooo:rsid="0016af28"/>
    </style:style>
    <style:style style:name="T20" style:family="text">
      <style:text-properties officeooo:rsid="001e9216"/>
    </style:style>
    <style:style style:name="T21" style:family="text">
      <style:text-properties officeooo:rsid="0020e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ès et crises de la démocratie athénienne au Ve siècle</text:h>
      <text:p text:style-name="Text_20_body"/>
      <text:p text:style-name="P1">Démocratie</text:p>
      <text:p text:style-name="P1"><text:tab/>permet l'exultoire vocale de son mécontentement</text:p>
      <text:p text:style-name="P1"><text:tab/>consensus ? (non) <text:span text:style-name="T2">= contestations</text:span></text:p>
      <text:p text:style-name="P1"><text:tab/>organisation +/- pacifique du dissensis (Jürgen Habermas, Droit et démocratie. Entre faits et <text:tab/>normes, Pari, 1997)?</text:p>
      <text:p text:style-name="P1"/>
      <text:p text:style-name="P1"><text:tab/>quelles réponses des Athéniens ?</text:p>
      <text:p text:style-name="P1"/>
      <text:h text:style-name="Heading_20_4" text:outline-level="4">I. L'approfondissement instittionnel de la démocratie</text:h>
      <text:p text:style-name="Text_20_body"/>
      <text:p text:style-name="Text_20_body"><text:tab/><text:span text:style-name="T1">Un processus (mot latin)</text:span></text:p>
      <text:p text:style-name="Text_20_body"><text:tab/><text:span text:style-name="T1">l'acceptation de la différence et du fait majoritaire</text:span></text:p>
      <text:p text:style-name="Text_20_body"><text:tab/><text:span text:style-name="T1">des institutions nouvelles ...mais pas que</text:span></text:p>
      <text:p text:style-name="Text_20_body"/>
      <text:p text:style-name="P2">processu : progression / en opposition à lidée que les grecques avaient qu'une seule personne à trouvé toutes les solutions pour implementation système démocratique</text:p>
      <text:p text:style-name="P3"/>
      <text:h text:style-name="Heading_20_4" text:outline-level="4">I.</text:h>
      <text:h text:style-name="Heading_20_5" text:outline-level="5">A. Le recul de l'Aréopage</text:h>
      <text:p text:style-name="P4"/>
      <text:p text:style-name="P4">rappel Aéropage = arc<text:span text:style-name="T3">hon</text:span>tes sortis de charges (consil aristocratique qui cumul fonctions po)</text:p>
      <text:p text:style-name="P4"/>
      <text:p text:style-name="P4">conditions historiques de la "crise" de 461 – <text:span text:style-name="T4">tremblement de terre / </text:span>Révolte des hilotes à Sparte – l'armée athénienne à son secours – <text:span text:style-name="T4">é</text:span>chec.</text:p>
      <text:p text:style-name="P5"><text:a xlink:type="simple" xlink:href="https://wikimonde.com/article/Éphialtès_d%27Athènes" text:style-name="Internet_20_link" text:visited-style-name="Visited_20_Internet_20_Link">https://wikimonde.com/article/%C3%89phialt%C3%A8s_d%27Ath%C3%A8nes</text:a></text:p>
      <text:p text:style-name="P4">Ephialte – un autre météore</text:p>
      <text:p text:style-name="P4"><text:tab/><text:span text:style-name="T5">il enlève pouvoir à l'Aéropage / le redistribu a peuple / autres institutons (Boulé/Ecclésia)</text:span></text:p>
      <text:p text:style-name="P4"/>
      <text:p text:style-name="P6">L'Orestie d'Eschyle : trilogie de 458</text:p>
      <text:p text:style-name="P6"><text:tab/><text:span text:style-name="T6">Agamemnon</text:span></text:p>
      <text:p text:style-name="P6"><text:span text:style-name="T7"><text:tab/></text:span><text:span text:style-name="T6">Les Choèphores</text:span></text:p>
      <text:p text:style-name="P26"><text:tab/>Les Euménides</text:p>
      <text:p text:style-name="P27">Atrides – Oreste – Agamemnon – Clytemnestre – Egisthe</text:p>
      <text:p text:style-name="P27">Les Erunies – Les Euménides</text:p>
      <text:p text:style-name="P28"><text:soft-page-break/>Ouverture de l'Archontat aux zeugites : 457/6</text:p>
      <text:p text:style-name="P28"/>
      <text:p text:style-name="P28">Puis, disparition de la condition de fortune</text:p>
      <text:p text:style-name="P28">Fin du système censitaire (+50 ans après Clisthène)</text:p>
      <text:p text:style-name="P28"/>
      <text:h text:style-name="P21" text:outline-level="4">I.</text:h>
      <text:h text:style-name="P15" text:outline-level="5"><text:span text:style-name="T8">B</text:span><text:span text:style-name="T7">. </text:span><text:span text:style-name="T8">Surveillance et défiance</text:span></text:h>
      <text:p text:style-name="P29"/>
      <text:p text:style-name="P29">Peur du retour tyrranie</text:p>
      <text:p text:style-name="P29"/>
      <text:p text:style-name="P29">surveillance des magistrats :</text:p>
      <text:p text:style-name="P7"><text:span text:style-name="T7"><text:tab/>la </text:span><text:span text:style-name="T6">dokimasia</text:span><text:span text:style-name="T7"> ou vérification préalable</text:span></text:p>
      <text:p text:style-name="P7"><text:span text:style-name="T7"><text:tab/>l'</text:span><text:span text:style-name="T6">euthyna</text:span><text:span text:style-name="T7"> ou reddition de comptes</text:span></text:p>
      <text:p text:style-name="P29">révocation possible</text:p>
      <text:p text:style-name="P29">démocratie méfiante</text:p>
      <text:p text:style-name="P29"/>
      <text:p text:style-name="P29">l'ostracisme (exclusion de la citée, sans pour autant détruire bien matériels qu'on peut écupérer après <text:s/>exil)</text:p>
      <text:p text:style-name="P29"/>
      <text:h text:style-name="P22" text:outline-level="4">I.</text:h>
      <text:h text:style-name="P16" text:outline-level="5"><text:span text:style-name="T9">C</text:span><text:span text:style-name="T7">. </text:span><text:span text:style-name="T9">indémnités de fonction</text:span></text:h>
      <text:p text:style-name="P8"><text:span text:style-name="T7">Les </text:span><text:span text:style-name="T6">misthoi</text:span><text:span text:style-name="T7"> :</text:span></text:p>
      <text:p text:style-name="P8"><text:span text:style-name="T7"><text:tab/></text:span><text:span text:style-name="T6">heliastikos</text:span><text:span text:style-name="T7">(c450?)</text:span></text:p>
      <text:p text:style-name="P8"><text:span text:style-name="T6"><text:tab/>bouleutikas</text:span><text:span text:style-name="T7">(c450?)</text:span></text:p>
      <text:p text:style-name="P8"><text:span text:style-name="T6"><text:tab/>ekklèsiastikos</text:span><text:span text:style-name="T7">(403)</text:span></text:p>
      <text:p text:style-name="P30"/>
      <text:h text:style-name="P22" text:outline-level="4">I<text:span text:style-name="T17">I</text:span>.</text:h>
      <text:h text:style-name="P17" text:outline-level="5">A. Loi de Périclès sur la citoyenneté</text:h>
      <text:p text:style-name="P30">Now 2parents citoyens : restreindre nb citoyens</text:p>
      <text:p text:style-name="P9">autochtonie</text:p>
      <text:p text:style-name="P31">naissance premier athénien : Erichthonions qui sort de la terre</text:p>
      <text:p text:style-name="P10"><text:span text:style-name="T7">droit du sang s'opp</text:span><text:span text:style-name="T10">o</text:span><text:span text:style-name="T7">se au droit du sol</text:span></text:p>
      <text:p text:style-name="P32"/>
      <text:h text:style-name="P23" text:outline-level="4"><text:soft-page-break/><text:span text:style-name="T18">I</text:span>I.</text:h>
      <text:h text:style-name="P19" text:outline-level="5"><text:span text:style-name="T11">B</text:span><text:span text:style-name="T7">. </text:span><text:span text:style-name="T11">Démocratie et esclavage</text:span></text:h>
      <text:p text:style-name="P11"><text:span text:style-name="T7">Athènes,+ gran</text:span><text:span text:style-name="T12">d</text:span><text:span text:style-name="T7">e cité esclavaiste du monde grec. Chirffes en augmentation</text:span></text:p>
      <text:p text:style-name="P33"/>
      <text:h text:style-name="P24" text:outline-level="4">I<text:span text:style-name="T19">I</text:span>.</text:h>
      <text:h text:style-name="P18" text:outline-level="5">C. L'imperialismeet dmocratie</text:h>
      <text:p text:style-name="P34"/>
      <text:p text:style-name="P34">-Les Etats-Unis de George Washington</text:p>
      <text:p text:style-name="P34">-La France de Jules Ferry</text:p>
      <text:p text:style-name="P34"/>
      <text:p text:style-name="P12"><text:span text:style-name="T7"><text:tab/></text:span><text:span text:style-name="T13">La Ligue de Délos</text:span></text:p>
      <text:p text:style-name="P35">Le processus impérialiste : chasser les Perses et/ou la domination d'Athènes</text:p>
      <text:p text:style-name="P13"><text:span text:style-name="T7"><text:tab/>le </text:span><text:span text:style-name="T6">phoros</text:span><text:span text:style-name="T7">(tribus) 454 après la "Paix du Roi" 449 (sui fut +tard utilisé pour Parthenon)</text:span></text:p>
      <text:p text:style-name="P35"><text:tab/>judiciaire : procès à Athènes</text:p>
      <text:p text:style-name="P35"><text:tab/>politique : imposer déomcratie Athènienne sur grèce continentale/alliés</text:p>
      <text:p text:style-name="P13"><text:span text:style-name="T7"><text:tab/>monétaire : le décret de Cléarchos </text:span><text:span text:style-name="T14">(monnaie athènienne <text:s/>a seul cours dans grèce)</text:span></text:p>
      <text:p text:style-name="P36"/>
      <text:p text:style-name="P37">révoltes</text:p>
      <text:p text:style-name="P37"><text:tab/>Naxos(470) – Thasos(464) – Chalciz(446) – Samos(440) – Mytilène(429)</text:p>
      <text:p text:style-name="P37">Athèniens répondent par répression</text:p>
      <text:p text:style-name="P14"><text:span text:style-name="T7"><text:tab/>les </text:span><text:span text:style-name="T6">clérouquies</text:span><text:span text:style-name="T7"> (installation citoens athèniens comme "colonie surveillante" dans territoires rebels.</text:span></text:p>
      <text:p text:style-name="P37"/>
      <text:p text:style-name="P38">La démocratie athénienne est-elle par nature imprialiste ou est-ce la guerre du Péloponnèse qui est résponsable de sa progression ?</text:p>
      <text:p text:style-name="P38"><text:tab/>Un certain nb dcrets impérialistes déjà mis en place avant début guerre.</text:p>
      <text:p text:style-name="P38"/>
      <text:p text:style-name="P39">Démocratie couteuse : font payer leurs alliés</text:p>
      <text:p text:style-name="P39"/>
      <text:p text:style-name="P40">Premier Ostracisé : Hipparque</text:p>
      <text:h text:style-name="P25" text:outline-level="4"><text:span text:style-name="T20">II</text:span>I.</text:h>
      <text:h text:style-name="P20" text:outline-level="5"><text:span text:style-name="T15">B</text:span><text:span text:style-name="T16">. L</text:span><text:span text:style-name="T15">utte entre "oligarques" et "démocrates"</text:span></text:h>
      <text:p text:style-name="P41">Les protaonistes :</text:p>
      <text:p text:style-name="P41"><text:tab/>Cimon, fils de Miltiade</text:p>
      <text:p text:style-name="P41"><text:tab/>Périclès, fils de Xanthippos</text:p>
      <text:p text:style-name="P41"><text:tab/>Thucydide, fils de Mélésias</text:p>
      <text:h text:style-name="Heading_20_5" text:outline-level="5"><text:soft-page-break/>Conclusion</text:h>
      <text:p text:style-name="Text_20_body"><text:tab/><text:span text:style-name="T21">Prospérité "empireé, gage du maintien de la démocratie</text:span></text:p>
      <text:p text:style-name="Text_20_body"><text:tab/><text:span text:style-name="T21">aristocratie reste au pouvoir par les honneurs</text:span></text:p>
      <text:p text:style-name="Text_20_body"><text:tab/><text:span text:style-name="T21">arrivée de nouvelles classes sociales : Cléon, Hyperbolos...</text:span></text:p>
      <text:p text:style-name="Text_20_body"><text:tab/><text:span text:style-name="T21">guerre Pélopoonnèse (43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50S</meta:editing-duration>
    <meta:editing-cycles>34</meta:editing-cycles>
    <meta:generator>LibreOffice/5.3.6.1$Windows_x86 LibreOffice_project/686f202eff87ef707079aeb7f485847613344eb7</meta:generator>
    <dc:date>2017-10-23T10:25:49.686000000</dc:date>
    <meta:document-statistic meta:table-count="0" meta:image-count="0" meta:object-count="0" meta:page-count="4" meta:paragraph-count="80" meta:word-count="479" meta:character-count="3376" meta:non-whitespace-character-count="2930"/>
    <meta:user-defined meta:name="Info 1"/>
    <meta:user-defined meta:name="Info 2"/>
    <meta:user-defined meta:name="Info 3"/>
    <meta:user-defined meta:name="Info 4"/>
  </office:meta>
</office:document-meta>
</file>